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4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 on MongoDB course by Stephen Grider</text:p>
      <text:p text:style-name="P2">Notes will be below.</text:p>
      <text:p text:style-name="P2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 </text:span><text:span text:style-name="T2">This cannot be downloaded through the terminal. It must be downloaded as a package first, then installed manually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00:43:00.087176909</dc:date>
    <meta:editing-duration>PT18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4" meta:character-count="288" meta:non-whitespace-character-count="248"/>
  </office:meta>
</office:document-meta>
</file>